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color="#800080"/>
    </style:style>
    <style:style style:name="T2" style:family="text">
      <style:text-properties fo:color="#800080" fo:font-weight="bold"/>
    </style:style>
    <style:style style:name="T3" style:family="text">
      <style:text-properties fo:color="#000080"/>
    </style:style>
    <style:style style:name="T4" style:family="text">
      <style:text-properties fo:color="#000080" fo:font-weight="bold"/>
    </style:style>
    <style:style style:name="T5" style:family="text">
      <style:text-properties fo:color="#ff0000"/>
    </style:style>
    <style:style style:name="T6" style:family="text">
      <style:text-properties fo:color="#ff0000" fo:font-weight="bold"/>
    </style:style>
    <style:style style:name="T7" style:family="text">
      <style:text-properties fo:color="#0000ff"/>
    </style:style>
    <style:style style:name="T8" style:family="text">
      <style:text-properties fo:color="#0000ff" fo:font-weight="bold"/>
    </style:style>
    <style:style style:name="T9" style:family="text">
      <style:text-properties fo:color="#0080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Watcher</text:span><text:span text:style-name="T1"> kisses her necklace</text:span></text:p>
      <text:p text:style-name="Text_20_body"><text:span text:style-name="T4">Storm</text:span><text:span text:style-name="T3"> watches Watcher :hurrr:</text:span></text:p>
      <text:p text:style-name="Text_20_body"><text:span text:style-name="T2">Watcher</text:span>: See this? This is proof that I always love you most Stormy... *blushes*</text:p>
      <text:p text:style-name="Text_20_body"><text:span text:style-name="T6">Yoko</text:span><text:span text:style-name="T5"> Yoko plays with her collar</text:span></text:p>
      <text:p text:style-name="Text_20_body"><text:span text:style-name="T6">Yoko</text:span>: hurr</text:p>
      <text:p text:style-name="Text_20_body"><text:span text:style-name="T6">Yoko</text:span>: Maybe Rabid should get me dog tags on it</text:p>
      <text:p text:style-name="Text_20_body"><text:span text:style-name="T6">Yoko</text:span><text:span text:style-name="T5"> laughs</text:span></text:p>
      <text:p text:style-name="Text_20_body"><text:span text:style-name="T4">Storm</text:span>: Mhmm...</text:p>
      <text:p text:style-name="Text_20_body"><text:span text:style-name="T4">Storm</text:span><text:span text:style-name="T3"> nuzzles Watcher</text:span></text:p>
      <text:p text:style-name="Text_20_body"><text:span text:style-name="T2">Watcher</text:span><text:span text:style-name="T1"> nuzzles Stormy back and purrs</text:span></text:p>
      <text:p text:style-name="Text_20_body"><text:span text:style-name="T8">Rabid</text:span>: Maybe I should get you a shock collar.</text:p>
      <text:p text:style-name="Text_20_body"><text:span text:style-name="T9">Newblood</text:span> joined the chat </text:p>
      <text:p text:style-name="Text_20_body"><text:span text:style-name="T9">Newblood</text:span>: i like how Derpibooru has a tag for Plot :hurrr:</text:p>
      <text:p text:style-name="Text_20_body"><text:span text:style-name="T6">Yoko</text:span>: A shock collar?</text:p>
      <text:p text:style-name="Text_20_body"><text:span text:style-name="T6">Yoko</text:span>: W-Why would you do that?</text:p>
      <text:p text:style-name="Text_20_body"><text:span text:style-name="T2">Watcher</text:span>: Don't ever doubt me, okay?</text:p>
      <text:p text:style-name="Text_20_body"><text:span text:style-name="T6">Yoko</text:span><text:span text:style-name="T5"> thinks about the bad stuff she did</text:span></text:p>
      <text:p text:style-name="Text_20_body"><text:span text:style-name="T4">Storm</text:span>: Al-alright...</text:p>
      <text:p text:style-name="Text_20_body"><text:span text:style-name="T4">Storm</text:span><text:span text:style-name="T3"> nuzzles again</text:span></text:p>
      <text:p text:style-name="Text_20_body"><text:span text:style-name="T2">Watcher</text:span><text:span text:style-name="T1"> lays her head on your stomach and rubs her jaw</text:span></text:p>
      <text:p text:style-name="Text_20_body"><text:span text:style-name="T6">Yoko</text:span><text:span text:style-name="T5"> plays with a sledgehammer</text:span></text:p>
      <text:p text:style-name="Text_20_body"><text:span text:style-name="T8">Rabid</text:span><text:span text:style-name="T7"> takes Yoko's sledgehammer</text:span></text:p>
      <text:p text:style-name="Text_20_body"><text:span text:style-name="T4">Storm</text:span> joined the chat </text:p>
      <text:p text:style-name="Text_20_body"><text:span text:style-name="T4">Storm</text:span><text:span text:style-name="T3"> runs his hoof through Watcher's mane as she lies on his stomach</text:span></text:p>
      <text:p text:style-name="Text_20_body"><text:span text:style-name="T2">Watcher</text:span>: My jaw hurts... *frowns*</text:p>
      <text:p text:style-name="Text_20_body"><text:span text:style-name="T4">Storm</text:span>: Well, don't feed so...vigorously :good:</text:p>
      <text:p text:style-name="Text_20_body"><text:span text:style-name="T2">Watcher</text:span><text:span text:style-name="T1"> frowns and rubs her jaw</text:span></text:p>
      <text:p text:style-name="Text_20_body"><text:span text:style-name="T2">Watcher</text:span>: But it tastes so good...</text:p>
      <text:p text:style-name="Text_20_body"><text:span text:style-name="T4">Storm</text:span>: What, the blood or the....pomegranates?</text:p>
      <text:p text:style-name="Text_20_body"><text:span text:style-name="T2">Watcher</text:span><text:span text:style-name="T1"> blushes and is left speechless</text:span></text:p>
      <text:p text:style-name="Text_20_body"><text:span text:style-name="T8">Rabid</text:span><text:span text:style-name="T7"> puts a leash on Yoko's collar</text:span></text:p>
      <text:p text:style-name="Text_20_body"><text:span text:style-name="T6">Yoko</text:span><text:span text:style-name="T5"> flails</text:span></text:p>
      <text:p text:style-name="Text_20_body"><text:span text:style-name="T4">Storm</text:span>: :rariwat:</text:p>
      <text:p text:style-name="Text_20_body"><text:span text:style-name="T6">Yoko</text:span><text:span text:style-name="T5"> whines</text:span></text:p>
      <text:p text:style-name="Text_20_body"><text:span text:style-name="T2">Watcher</text:span>: Nothing... *she licks your belly*</text:p>
      <text:p text:style-name="Text_20_body"><text:span text:style-name="T8">Rabid</text:span><text:span text:style-name="T7"> tugs on Yoko's leash</text:span></text:p>
      <text:p text:style-name="Text_20_body"><text:span text:style-name="T8">Rabid</text:span>: Why are you whining?</text:p>
      <text:p text:style-name="Text_20_body"><text:soft-page-break/><text:span text:style-name="T9">Newblood</text:span> joined the chat </text:p>
      <text:p text:style-name="Text_20_body"><text:span text:style-name="T6">Yoko</text:span><text:span text:style-name="T5"> whimpers</text:span></text:p>
      <text:p text:style-name="Text_20_body"><text:span text:style-name="T4">Storm</text:span><text:span text:style-name="T3"> continues petting Watcher</text:span></text:p>
      <text:p text:style-name="Text_20_body"><text:span text:style-name="T2">Watcher</text:span><text:span text:style-name="T1"> looks up at Stormy a bit lustful</text:span></text:p>
      <text:p text:style-name="Text_20_body"><text:span text:style-name="T8">Rabid</text:span><text:span text:style-name="T7"> puts a hoof on yoko's back</text:span></text:p>
      <text:p text:style-name="Text_20_body"><text:span text:style-name="T8">Rabid</text:span>: Why are you wimpering?</text:p>
      <text:p text:style-name="Text_20_body"><text:span text:style-name="T4">Storm</text:span><text:span text:style-name="T3"> looks down at Watcher quizzically</text:span></text:p>
      <text:p text:style-name="Text_20_body"><text:span text:style-name="T6">Yoko</text:span><text:span text:style-name="T5"> looks at Rabid with puppy eyes</text:span></text:p>
      <text:p text:style-name="Text_20_body"><text:span text:style-name="T2">Watcher</text:span><text:span text:style-name="T1"> lets out a slight whimper as well</text:span></text:p>
      <text:p text:style-name="Text_20_body"><text:span text:style-name="T8">Rabid</text:span>: That's not gonna work this time Yoko</text:p>
      <text:p text:style-name="Text_20_body"><text:span text:style-name="T4">Storm</text:span>: You still hurting?</text:p>
      <text:p text:style-name="Text_20_body"><text:span text:style-name="T6">Yoko</text:span><text:span text:style-name="T5"> slumps to the ground and looks sad</text:span></text:p>
      <text:p text:style-name="Text_20_body"><text:span text:style-name="T2">Watcher</text:span><text:span text:style-name="T1"> shakes her head slowly</text:span></text:p>
      <text:p text:style-name="Text_20_body"><text:span text:style-name="T8">Rabid</text:span><text:span text:style-name="T7"> puts a hoof under Yoko's belly and raises her flank in the air</text:span></text:p>
      <text:p text:style-name="Text_20_body"><text:span text:style-name="T4">Storm</text:span>: Hungry?</text:p>
      <text:p text:style-name="Text_20_body"><text:span text:style-name="T2">Watcher</text:span>: A bit :flutterdear:</text:p>
      <text:p text:style-name="Text_20_body"><text:span text:style-name="T2">Watcher</text:span>: But... A little something more...</text:p>
      <text:p text:style-name="Text_20_body"><text:span text:style-name="T4">Storm</text:span>: Ohh?</text:p>
      <text:p text:style-name="Text_20_body"><text:span text:style-name="T2">Watcher</text:span><text:span text:style-name="T1"> looks up lustfully</text:span></text:p>
      <text:p text:style-name="Text_20_body"><text:span text:style-name="T4">Storm</text:span>: OH...</text:p>
      <text:p text:style-name="Text_20_body"><text:span text:style-name="T4">Storm</text:span>: Again!? :rariwat:</text:p>
      <text:p text:style-name="Text_20_body"><text:span text:style-name="T2">Watcher</text:span><text:span text:style-name="T1"> blushes from embarrassment and nods</text:span></text:p>
      <text:p text:style-name="Text_20_body"><text:span text:style-name="T4">Storm</text:span>: :trarkmmmmf: Don't be embarrased!</text:p>
      <text:p text:style-name="Text_20_body"><text:span text:style-name="T2">Watcher</text:span><text:span text:style-name="T1"> squeaks</text:span></text:p>
      <text:p text:style-name="Text_20_body"><text:span text:style-name="T8">Rabid</text:span><text:span text:style-name="T7"> pulls Yoko's tail up and out of the way</text:span></text:p>
      <text:p text:style-name="Text_20_body"><text:span text:style-name="T4">Storm</text:span><text:span text:style-name="T3"> pulls Watcher back up to him and kisses her deeply</text:span></text:p>
      <text:p text:style-name="Text_20_body"><text:span text:style-name="T4">Storm</text:span>: That's not something to be embarrassed about!</text:p>
      <text:p text:style-name="Text_20_body"><text:span text:style-name="T6">Yoko</text:span><text:span text:style-name="T5"> blushes</text:span></text:p>
      <text:p text:style-name="Text_20_body"><text:span text:style-name="T2">Watcher</text:span><text:span text:style-name="T1"> is taken in by surprise and kisses back softly and submissively</text:span></text:p>
      <text:p text:style-name="Text_20_body"><text:span text:style-name="T4">Storm</text:span><text:span text:style-name="T3"> holds her face above his, staring up at her intently</text:span></text:p>
      <text:p text:style-name="Text_20_body"><text:span text:style-name="T4">Storm</text:span>: You're a vampony for cripes sake, show some initiative!</text:p>
      <text:p text:style-name="Text_20_body"><text:span text:style-name="T8">Rabid</text:span><text:span text:style-name="T7"> locks Yoko into an iron chastity belt</text:span></text:p>
      <text:p text:style-name="Text_20_body"><text:span text:style-name="T6">Yoko</text:span><text:span text:style-name="T5"> flails</text:span></text:p>
      <text:p text:style-name="Text_20_body"><text:span text:style-name="T6">Yoko</text:span>: What did I do wrong!</text:p>
      <text:p text:style-name="Text_20_body"><text:span text:style-name="T4">Storm</text:span>: (Oh snap)</text:p>
      <text:p text:style-name="Text_20_body"><text:span text:style-name="T6">Yoko</text:span>: :(</text:p>
      <text:p text:style-name="Text_20_body"><text:span text:style-name="T8">Rabid</text:span><text:span text:style-name="T7"> tugs on Yoko's collar</text:span></text:p>
      <text:p text:style-name="Text_20_body"><text:soft-page-break/><text:span text:style-name="T8">Rabid</text:span>: Stop squirming.</text:p>
      <text:p text:style-name="Text_20_body"><text:span text:style-name="T8">Rabid</text:span>: You know what you've done.</text:p>
      <text:p text:style-name="Text_20_body"><text:span text:style-name="T6">Yoko</text:span>: okay :(</text:p>
      <text:p text:style-name="Text_20_body"><text:span text:style-name="T8">Rabid</text:span>: You've run around like a wanton whore.</text:p>
      <text:p text:style-name="Text_20_body"><text:span text:style-name="T6">Yoko</text:span>: okay...</text:p>
      <text:p text:style-name="Text_20_body"><text:span text:style-name="T2">Watcher</text:span>: (That's the kind of kinky stuff I want :celmmmmf: )</text:p>
      <text:p text:style-name="Text_20_body"><text:span text:style-name="T6">Yoko</text:span><text:span text:style-name="T5"> cries a little bit</text:span></text:p>
      <text:p text:style-name="Text_20_body"><text:span text:style-name="T4">Storm</text:span><text:span text:style-name="T3"> slaps Watcher across the face lightly</text:span></text:p>
      <text:p text:style-name="Text_20_body"><text:span text:style-name="T2">Watcher</text:span><text:span text:style-name="T1"> kisses Stormy a bit rougher, her fangs skid across his teeth</text:span></text:p>
      <text:p text:style-name="Text_20_body"><text:span text:style-name="T4">Storm</text:span>: Initiative, dammit!</text:p>
      <text:p text:style-name="Text_20_body"><text:span text:style-name="T4">Storm</text:span><text:span text:style-name="T3"> is kissed halfway through that action</text:span></text:p>
      <text:p text:style-name="Text_20_body"><text:span text:style-name="T4">Storm</text:span><text:span text:style-name="T3"> kisses back, though intentionally keeps himself restrained</text:span></text:p>
      <text:p text:style-name="Text_20_body"><text:span text:style-name="T6">Yoko</text:span><text:span text:style-name="T5"> struggles to break free</text:span></text:p>
      <text:p text:style-name="Text_20_body"><text:span text:style-name="T8">Rabid</text:span><text:span text:style-name="T7"> tugs Yoko's leash</text:span></text:p>
      <text:p text:style-name="Text_20_body"><text:span text:style-name="T8">Rabid</text:span>: Not that you could break free of the chastity device, but its extremely annoying that you'd try.</text:p>
      <text:p text:style-name="Text_20_body"><text:span text:style-name="T2">Watcher</text:span><text:span text:style-name="T1"> lets out a painful whelp and kisses Stormy more</text:span></text:p>
      <text:p text:style-name="Text_20_body"><text:span text:style-name="T4">Storm</text:span><text:span text:style-name="T3"> lifts his head up a bit more, kissing her back. his hooves flop to the side</text:span></text:p>
      <text:p text:style-name="Text_20_body"><text:span text:style-name="T8">Rabid</text:span>: brb</text:p>
      <text:p text:style-name="Text_20_body"><text:span text:style-name="T2">Watcher</text:span>: (Brb, dinner)</text:p>
      <text:p text:style-name="Text_20_body"><text:span text:style-name="T2">Watcher</text:span><text:span text:style-name="T1"> leans down and kisses Stormy deeper, her fangs brush against your teeth</text:span></text:p>
      <text:p text:style-name="Text_20_body"><text:span text:style-name="T8">Rabid</text:span>: back</text:p>
      <text:p text:style-name="Text_20_body"><text:span text:style-name="T4">Storm</text:span><text:span text:style-name="T3"> feels his wings twitch lightly, enjoying this new initiative</text:span></text:p>
      <text:p text:style-name="Text_20_body"><text:span text:style-name="T6">Yoko</text:span>: back</text:p>
      <text:p text:style-name="Text_20_body"><text:span text:style-name="T6">Yoko</text:span>: back</text:p>
      <text:p text:style-name="Text_20_body"><text:span text:style-name="T6">Yoko</text:span> joined the chat </text:p>
      <text:p text:style-name="Text_20_body"><text:span text:style-name="T6">Yoko</text:span>: hurr</text:p>
      <text:p text:style-name="Text_20_body"><text:span text:style-name="T8">Rabid</text:span><text:span text:style-name="T7"> wraps the base of yoko's tail to keep it neat and out of the way</text:span></text:p>
      <text:p text:style-name="Text_20_body"><text:span text:style-name="T2">Watcher</text:span><text:span text:style-name="T1"> pulls out of the kiss and rubs her fangs against Stormy's neck</text:span></text:p>
      <text:p text:style-name="Text_20_body"><text:span text:style-name="T6">Yoko</text:span><text:span text:style-name="T5"> stops trying to escape and frowns</text:span></text:p>
      <text:p text:style-name="Text_20_body"><text:span text:style-name="T6">Yoko</text:span><text:span text:style-name="T5"> tugs at Rabid's mane</text:span></text:p>
      <text:p text:style-name="Text_20_body"><text:span text:style-name="T8">Rabid</text:span>: Is there something you wanted?</text:p>
      <text:p text:style-name="Text_20_body"><text:span text:style-name="T6">Yoko</text:span>: Something to drink would be nice</text:p>
      <text:p text:style-name="Text_20_body"><text:span text:style-name="T8">Rabid</text:span>: i have something you can drink, but you might not like it.</text:p>
      <text:p text:style-name="Text_20_body"><text:span text:style-name="T6">Yoko</text:span>: Oh</text:p>
      <text:p text:style-name="Text_20_body"><text:span text:style-name="T6">Yoko</text:span>: What is it?</text:p>
      <text:p text:style-name="Text_20_body"><text:span text:style-name="T8">Rabid</text:span><text:span text:style-name="T7"> holds his stallionhood up in front of your face</text:span></text:p>
      <text:p text:style-name="Text_20_body"><text:soft-page-break/><text:span text:style-name="T8">Rabid</text:span>: Take a guess.</text:p>
      <text:p text:style-name="Text_20_body"><text:span text:style-name="T6">Yoko</text:span>: Aww</text:p>
      <text:p text:style-name="Text_20_body"><text:span text:style-name="T6">Yoko</text:span>: I guess if that's the only thing available</text:p>
      <text:p text:style-name="Text_20_body"><text:span text:style-name="T6">Yoko</text:span>: I'm supposed to be punished though</text:p>
      <text:p text:style-name="Text_20_body"><text:span text:style-name="T8">Rabid</text:span><text:span text:style-name="T7"> presses his flaccid stallionhood to your muzzle</text:span></text:p>
      <text:p text:style-name="Text_20_body"><text:span text:style-name="T6">Yoko</text:span><text:span text:style-name="T5"> licks it a little</text:span></text:p>
      <text:p text:style-name="Text_20_body"><text:span text:style-name="T4">Storm</text:span><text:span text:style-name="T3"> shivers a bit, feeling Watcher's fangs rub against his neck</text:span></text:p>
      <text:p text:style-name="Text_20_body"><text:span text:style-name="T8">Rabid</text:span><text:span text:style-name="T7"> pulls away</text:span></text:p>
      <text:p text:style-name="Text_20_body"><text:span text:style-name="T8">Rabid</text:span>: ah ah ah</text:p>
      <text:p text:style-name="Text_20_body"><text:span text:style-name="T8">Rabid</text:span>: open</text:p>
      <text:p text:style-name="Text_20_body"><text:span text:style-name="T6">Yoko</text:span><text:span text:style-name="T5"> frowns</text:span></text:p>
      <text:p text:style-name="Text_20_body"><text:span text:style-name="T6">Yoko</text:span><text:span text:style-name="T5"> opens her mouth</text:span></text:p>
      <text:p text:style-name="Text_20_body"><text:span text:style-name="T4">Storm</text:span>: (Oh my, Rabid seems like he's having fun :good: )</text:p>
      <text:p text:style-name="Text_20_body"><text:span text:style-name="T6">Yoko</text:span>: I'm not sure how this is part of my punishment but</text:p>
      <text:p text:style-name="Text_20_body"><text:span text:style-name="T6">Yoko</text:span>: whatever</text:p>
      <text:p text:style-name="Text_20_body"><text:span text:style-name="T8">Rabid</text:span><text:span text:style-name="T7"> grunts as a stream of piss flows from his stallionhood into Yoko's mouth</text:span></text:p>
      <text:p text:style-name="Text_20_body"><text:span text:style-name="T2">Watcher</text:span>: (Stormy, how come you don't do that kinda stuff? :flail: )</text:p>
      <text:p text:style-name="Text_20_body"><text:span text:style-name="T4">Storm</text:span>: (All that teasing can't be good for her sense of trust :hurrr: )</text:p>
      <text:p text:style-name="Text_20_body"><text:span text:style-name="T8">Rabid</text:span>: You act like a whore, I treat you like a whore. Its as simple as that.</text:p>
      <text:p text:style-name="Text_20_body"><text:span text:style-name="T2">Watcher</text:span>: (Oh :hurrr: )</text:p>
      <text:p text:style-name="Text_20_body"><text:span text:style-name="T6">Yoko</text:span><text:span text:style-name="T5"> spits</text:span></text:p>
      <text:p text:style-name="Text_20_body"><text:span text:style-name="T6">Yoko</text:span>: bleh!</text:p>
      <text:p text:style-name="Text_20_body"><text:span text:style-name="T6">Yoko</text:span>: I don't want to be a whore anymore</text:p>
      <text:p text:style-name="Text_20_body"><text:span text:style-name="T6">Yoko</text:span>: :(</text:p>
      <text:p text:style-name="Text_20_body"><text:span text:style-name="T6">Yoko</text:span><text:span text:style-name="T5"> Yoko cries</text:span></text:p>
      <text:p text:style-name="Text_20_body"><text:span text:style-name="T2">Watcher</text:span> joined the chat </text:p>
      <text:p text:style-name="Text_20_body"><text:span text:style-name="T4">Storm</text:span>: (Why don't you, Watcher? :hurrr: :good: )</text:p>
      <text:p text:style-name="Text_20_body"><text:span text:style-name="T2">Watcher</text:span>: (It's harder for the female role :pinkieshrug: )</text:p>
      <text:p text:style-name="Text_20_body"><text:span text:style-name="T4">Storm</text:span>: (True...but magic :flail: :good: )</text:p>
      <text:p text:style-name="Text_20_body"><text:span text:style-name="T8">Rabid</text:span><text:span text:style-name="T7"> continues pissing until he's empty</text:span></text:p>
      <text:p text:style-name="Text_20_body"><text:span text:style-name="T6">Yoko</text:span><text:span text:style-name="T5"> spits again and cries a little bit</text:span></text:p>
      <text:p text:style-name="Text_20_body"><text:span text:style-name="T2">Watcher</text:span><text:span text:style-name="T1"> vigorously chomps down onto Stormy's neck, pressing his wings down with her hooves</text:span></text:p>
      <text:p text:style-name="Text_20_body"><text:span text:style-name="T8">Rabid</text:span><text:span text:style-name="T7"> slaps his stallionhood against the side of Yoko's face a few times</text:span></text:p>
      <text:p text:style-name="Text_20_body"><text:span text:style-name="T8">Rabid</text:span>: You're a pretty piss poor excuse for a whore. You know that?</text:p>
      <text:p text:style-name="Text_20_body"><text:span text:style-name="T4">Storm</text:span>: (heheh...piss)</text:p>
      <text:p text:style-name="Text_20_body"><text:span text:style-name="T4">Storm</text:span><text:span text:style-name="T3"> winces and yelps out of pain, though seems to relax into it after several seconds</text:span></text:p>
      <text:p text:style-name="Text_20_body"><text:span text:style-name="T6">Yoko</text:span><text:span text:style-name="T5"> whimpers a bit</text:span></text:p>
      <text:p text:style-name="Text_20_body"><text:soft-page-break/><text:span text:style-name="T2">Watcher</text:span>: ("Ah, piss..."-Sniper)</text:p>
      <text:p text:style-name="Text_20_body"><text:span text:style-name="T8">Rabid</text:span><text:span text:style-name="T7"> lightly dabs at Yoko's face with a towel</text:span></text:p>
      <text:p text:style-name="Text_20_body"><text:span text:style-name="T8">Rabid</text:span><text:span text:style-name="T7"> pulls a folding makeup case from his saddlebag</text:span></text:p>
      <text:p text:style-name="Text_20_body"><text:span text:style-name="T8">Rabid</text:span>: Time to do your makeup.</text:p>
      <text:p text:style-name="Text_20_body"><text:span text:style-name="T2">Watcher</text:span><text:span text:style-name="T1"> spits saliva onto Stormy's gashed wound and sucks on the blood trickling out. Her body keeps him pressed to the ground</text:span></text:p>
      <text:p text:style-name="Text_20_body"><text:span text:style-name="T8">Rabid</text:span><text:span text:style-name="T7"> cakes Yoko's face in a thick layer of provocative makeup, including neon purple lipstick and eyeshadow</text:span></text:p>
      <text:p text:style-name="Text_20_body"><text:span text:style-name="T4">Storm</text:span><text:span text:style-name="T3"> briefly wonders why Rabid keeps makeup in his bag before focusing back on Watcher</text:span></text:p>
      <text:p text:style-name="Text_20_body"><text:span text:style-name="T4">Storm</text:span><text:span text:style-name="T3"> doesn't resist as she sucks on his blood, trusting that she won't kill him in the process</text:span></text:p>
      <text:p text:style-name="Text_20_body"><text:span text:style-name="T2">Watcher</text:span><text:span text:style-name="T1"> she continues to swallow your blood with a pleasured expression</text:span></text:p>
      <text:p text:style-name="Text_20_body"><text:span text:style-name="T4">Storm</text:span><text:span text:style-name="T3"> pats Watcher's head lightly</text:span></text:p>
      <text:p text:style-name="Text_20_body"><text:span text:style-name="T4">Storm</text:span>: Ju-just be careful...!</text:p>
      <text:p text:style-name="Text_20_body"><text:span text:style-name="T4">Storm</text:span>: Wouldn't want me to pass out, wouldya?</text:p>
      <text:p text:style-name="Text_20_body"><text:span text:style-name="T2">Watcher</text:span><text:span text:style-name="T1"> pulls out of her bite, her lips drip with your blood. She gives a slight smirk at you</text:span></text:p>
      <text:p text:style-name="Text_20_body"><text:span text:style-name="T6">Yoko</text:span><text:span text:style-name="T5"> wonders if this is bad or good</text:span></text:p>
      <text:p text:style-name="Text_20_body"><text:span text:style-name="T4">Storm</text:span><text:span text:style-name="T3"> smirks back before leaning his head up and gently biting her neck; not having fangs, this bite doesn't do much</text:span></text:p>
      <text:p text:style-name="Text_20_body"><text:span text:style-name="T8">Rabid</text:span><text:span text:style-name="T7"> presses his stallionhood against yoko's lips</text:span></text:p>
      <text:p text:style-name="Text_20_body"><text:span text:style-name="T6">Yoko</text:span>: What is it this time?</text:p>
      <text:p text:style-name="Text_20_body"><text:span text:style-name="T6">Yoko</text:span><text:span text:style-name="T5"> pouts</text:span></text:p>
      <text:p text:style-name="Text_20_body"><text:span text:style-name="T8">Rabid</text:span>: oh well if you're going to act like that i guess i won't give you a treat</text:p>
      <text:p text:style-name="Text_20_body"><text:span text:style-name="T2">Watcher</text:span><text:span text:style-name="T1"> turns her head, exposing her neck more. Her hooves sliver down your body and gives your plot a squeeze</text:span></text:p>
      <text:p text:style-name="Text_20_body"><text:span text:style-name="T6">Yoko</text:span><text:span text:style-name="T5"> turns her head away from Rabid</text:span></text:p>
      <text:p text:style-name="Text_20_body"><text:span text:style-name="T6">Yoko</text:span>: hmmph!</text:p>
      <text:p text:style-name="Text_20_body"><text:span text:style-name="T8">Rabid</text:span><text:span text:style-name="T7"> pulls Yoko's leash back and ties it to her tail wrap</text:span></text:p>
      <text:p text:style-name="Text_20_body"><text:span text:style-name="T6">Yoko</text:span>: W-What are you doing?!</text:p>
      <text:p text:style-name="Text_20_body"><text:span text:style-name="T6">Yoko</text:span><text:span text:style-name="T5"> looks scared</text:span></text:p>
      <text:p text:style-name="Text_20_body"><text:span text:style-name="T8">Rabid</text:span><text:span text:style-name="T7"> plucks at the taught leash, making a guitar-like note</text:span></text:p>
      <text:p text:style-name="Text_20_body"><text:span text:style-name="T6">Yoko</text:span><text:span text:style-name="T5"> looks confused</text:span></text:p>
      <text:p text:style-name="Text_20_body"><text:span text:style-name="T6">Yoko</text:span>: Now I'm an instrument?</text:p>
      <text:p text:style-name="Text_20_body"><text:span text:style-name="T8">Rabid</text:span>: Just making sure its nice and tight.</text:p>
      <text:p text:style-name="Text_20_body"><text:span text:style-name="T4">Storm</text:span>: Mm!</text:p>
      <text:p text:style-name="Text_20_body"><text:span text:style-name="T4">Storm</text:span><text:span text:style-name="T3"> gently bites and licks up and down her neck</text:span></text:p>
      <text:p text:style-name="Text_20_body"><text:span text:style-name="T6">Yoko</text:span>: Okay?</text:p>
      <text:p text:style-name="Text_20_body"><text:span text:style-name="T6">Yoko</text:span><text:span text:style-name="T5"> is still confused</text:span></text:p>
      <text:p text:style-name="Text_20_body"><text:span text:style-name="T8">Rabid</text:span><text:span text:style-name="T7"> puts a bracer between Yoko's hind hooves and another between her front hooves</text:span></text:p>
      <text:p text:style-name="Text_20_body"><text:soft-page-break/><text:span text:style-name="T6">Yoko</text:span>: What are these for?</text:p>
      <text:p text:style-name="Text_20_body"><text:span text:style-name="T6">Yoko</text:span><text:span text:style-name="T5"> looks at bracers</text:span></text:p>
      <text:p text:style-name="Text_20_body"><text:span text:style-name="T4">Storm</text:span>: ( <text:a xlink:type="simple" xlink:href="http://cdn.niketalk.com/3/36/200x200px-ZC-36a1022f_michael-jackson-eating-popcorn-o.gif" office:target-frame-name="_BLANK" xlink:show="replace">http://cdn.niketalk.com/3/36/200x200px-Z...</text:a> &lt;--My reaction to what Rabid's doing)</text:p>
      <text:p text:style-name="Text_20_body"><text:span text:style-name="T8">Rabid</text:span>: to make sure you stay put</text:p>
      <text:p text:style-name="Text_20_body"><text:span text:style-name="T2">Watcher</text:span><text:span text:style-name="T1"> grunts as she is bit and begins to growl slightly. "Harder!", she yells as she spanks your flank with a hard slap of her hoof</text:span></text:p>
      <text:p text:style-name="Text_20_body"><text:span text:style-name="T6">Yoko</text:span>: okay</text:p>
      <text:p text:style-name="Text_20_body"><text:span text:style-name="T6">Yoko</text:span><text:span text:style-name="T5"> is not sure if she should panic right now or let it happen</text:span></text:p>
      <text:p text:style-name="Text_20_body"><text:span text:style-name="T8">Rabid</text:span><text:span text:style-name="T7"> rubs a hoof up and down Yoko's back and whispers in her ear</text:span></text:p>
      <text:p text:style-name="Text_20_body"><text:span text:style-name="T4">Storm</text:span><text:span text:style-name="T3"> nibbles on her neck harder, making a muffled moan when she spanks his flank</text:span></text:p>
      <text:p text:style-name="Text_20_body"><text:span text:style-name="T8">Rabid</text:span>: Can't have you flailing around everywhere, now can we?</text:p>
      <text:p text:style-name="Text_20_body"><text:span text:style-name="T6">Yoko</text:span>: W-What are you going to do to me?</text:p>
      <text:p text:style-name="Text_20_body"><text:span text:style-name="T6">Yoko</text:span><text:span text:style-name="T5"> she whimpers a little bit</text:span></text:p>
      <text:p text:style-name="Text_20_body"><text:span text:style-name="T8">Rabid</text:span>: Just make a few... additions.</text:p>
      <text:p text:style-name="Text_20_body"><text:span text:style-name="T8">Rabid</text:span><text:span text:style-name="T7"> pulls a piercing gun from his saddlebag and holds it to Yoko's ear</text:span></text:p>
      <text:p text:style-name="Text_20_body"><text:span text:style-name="T6">Yoko</text:span>: !</text:p>
      <text:p text:style-name="Text_20_body"><text:span text:style-name="T6">Yoko</text:span><text:span text:style-name="T5"> closes her eyes</text:span></text:p>
      <text:p text:style-name="Text_20_body"><text:span text:style-name="T8">Rabid</text:span><text:span text:style-name="T7"> pulls the trigger and affixes a big gold hoop earring to Yoko's ear</text:span></text:p>
      <text:p text:style-name="Text_20_body"><text:span text:style-name="T2">Watcher</text:span>: ( :whiney: Why must I be fond of this violent foreplay)</text:p>
      <text:p text:style-name="Text_20_body"><text:span text:style-name="T6">Yoko</text:span><text:span text:style-name="T5"> Yoko opens her eyes</text:span></text:p>
      <text:p text:style-name="Text_20_body"><text:span text:style-name="T6">Yoko</text:span>: (blasted /me is so complicated..derp)</text:p>
      <text:p text:style-name="Text_20_body"><text:span text:style-name="T4">Storm</text:span>: (Because it's fun :scaryluna: )</text:p>
      <text:p text:style-name="Text_20_body"><text:span text:style-name="T8">Rabid</text:span><text:span text:style-name="T7"> reloads the piercing gun</text:span></text:p>
      <text:p text:style-name="Text_20_body"><text:span text:style-name="T2">Watcher</text:span>: (Damn it, I want some...)</text:p>
      <text:p text:style-name="Text_20_body"><text:span text:style-name="T6">Yoko</text:span><text:span text:style-name="T5"> closes her eyes again</text:span></text:p>
      <text:p text:style-name="Text_20_body"><text:span text:style-name="T8">Rabid</text:span><text:span text:style-name="T7"> pieces Yoko's other ear with an identical gold hoop earing</text:span></text:p>
      <text:p text:style-name="Text_20_body"><text:span text:style-name="T6">Yoko</text:span>: Hey um</text:p>
      <text:p text:style-name="Text_20_body"><text:span text:style-name="T6">Yoko</text:span>: Did you borrow some of Das' earrings?</text:p>
      <text:p text:style-name="Text_20_body"><text:span text:style-name="T2">Watcher</text:span><text:span text:style-name="T1"> growls a bit more, wanting to feel more pain. She pulls on Stormy's tail with a hard tug</text:span></text:p>
      <text:p text:style-name="Text_20_body"><text:span text:style-name="T4">Storm</text:span>: :wtf:</text:p>
      <text:p text:style-name="Text_20_body"><text:span text:style-name="T8">Rabid</text:span>: I didn't.</text:p>
      <text:p text:style-name="Text_20_body"><text:span text:style-name="T4">Storm</text:span><text:span text:style-name="T3"> bites harder in response</text:span></text:p>
      <text:p text:style-name="Text_20_body"><text:span text:style-name="T8">Rabid</text:span><text:span text:style-name="T7"> rapidly reloads his piercing gun, putting a row of gold and silver studs up the edge of Yoko's ears</text:span></text:p>
      <text:p text:style-name="Text_20_body"><text:span text:style-name="T6">Yoko</text:span><text:span text:style-name="T5"> tries to flail</text:span></text:p>
      <text:p text:style-name="Text_20_body"><text:span text:style-name="T8">Rabid</text:span><text:span text:style-name="T7"> holds yoko</text:span></text:p>
      <text:p text:style-name="Text_20_body"><text:span text:style-name="T6">Yoko</text:span><text:span text:style-name="T5"> screams softly</text:span></text:p>
      <text:p text:style-name="Text_20_body"><text:soft-page-break/><text:span text:style-name="T2">Watcher</text:span><text:span text:style-name="T1"> let's out a quiet moan into your ear, enjoying your harsh bite. She pulls more against your tail</text:span></text:p>
      <text:p text:style-name="Text_20_body"><text:span text:style-name="T8">Rabid</text:span>: mmm if you're trying to flail now you're gonna be flopping on the floor by the end. do i need to hang you from the ceiling?</text:p>
      <text:p text:style-name="Text_20_body"><text:span text:style-name="T2">Watcher</text:span>: You- You like it rough, don't you honey?</text:p>
      <text:p text:style-name="Text_20_body"><text:span text:style-name="T4">Storm</text:span>: *muffled* If you do..</text:p>
      <text:p text:style-name="Text_20_body"><text:span text:style-name="T2">Watcher</text:span>: Well, it's a good thing I do... *she hits your plot again and tickles your plot hole with her hoof*</text:p>
      <text:p text:style-name="Text_20_body"><text:span text:style-name="T8">Rabid</text:span><text:span text:style-name="T7"> strokes a hoof up and down Yoko's belly</text:span></text:p>
      <text:p text:style-name="Text_20_body"><text:span text:style-name="T4">Storm</text:span>: O-O</text:p>
      <text:p text:style-name="Text_20_body"><text:span text:style-name="T4">Storm</text:span><text:span text:style-name="T3"> winces at his backside being prodded at, his member rising slowly</text:span></text:p>
      <text:p text:style-name="Text_20_body"><text:span text:style-name="T6">Yoko</text:span>: You might have to hang me from the ceiling</text:p>
      <text:p text:style-name="Text_20_body"><text:span text:style-name="T2">Watcher</text:span><text:span text:style-name="T1"> smirks as she feels your member rising</text:span></text:p>
      <text:p text:style-name="Text_20_body"><text:span text:style-name="T6">Yoko</text:span>: I don't think I'm gonna stop flailing</text:p>
      <text:p text:style-name="Text_20_body"><text:span text:style-name="T2">Watcher</text:span>: You like it, don't you? *slowly begins to proud your plothole*!</text:p>
      <text:p text:style-name="Text_20_body"><text:span text:style-name="T8">Rabid</text:span>: alright then. only 3 more piercings left.</text:p>
      <text:p text:style-name="Text_20_body"><text:span text:style-name="T6">Yoko</text:span>: 3 MORE?!</text:p>
      <text:p text:style-name="Text_20_body"><text:span text:style-name="T8">Rabid</text:span><text:span text:style-name="T7"> hooks a chain and pulley to Yoko's rear bracer and and lifts her into the air hanging upside down</text:span></text:p>
      <text:p text:style-name="Text_20_body"><text:span text:style-name="T6">Yoko</text:span><text:span text:style-name="T5"> tries to flail again</text:span></text:p>
      <text:p text:style-name="Text_20_body"><text:span text:style-name="T6">Yoko</text:span>: Oooh</text:p>
      <text:p text:style-name="Text_20_body"><text:span text:style-name="T4">Storm</text:span>: I-it's weird...but goood.</text:p>
      <text:p text:style-name="Text_20_body"><text:span text:style-name="T6">Yoko</text:span>: Everything is upside down now!</text:p>
      <text:p text:style-name="Text_20_body"><text:span text:style-name="T6">Yoko</text:span><text:span text:style-name="T5"> tries to comfort her fears by this fact</text:span></text:p>
      <text:p text:style-name="Text_20_body"><text:span text:style-name="T8">Rabid</text:span><text:span text:style-name="T7"> stretches Yoko by pulling the spreader between her forelegs and pulls it to a hook on the ground to keep her still</text:span></text:p>
      <text:p text:style-name="Text_20_body"><text:span text:style-name="T2">Watcher</text:span><text:span text:style-name="T1"> looks over at Yoko and her fangs blare and mouth drool, however not ignoring her hoof going deeper into Storm's plothole</text:span></text:p>
      <text:p text:style-name="Text_20_body"><text:span text:style-name="T8">Rabid</text:span><text:span text:style-name="T7"> runs a hoof over Yoko's teats, tweaking them before quickly piercing them with gold D rings</text:span></text:p>
      <text:p text:style-name="Text_20_body"><text:span text:style-name="T4">Storm</text:span><text:span text:style-name="T3"> winces even more as his member continues to rise, brushing against Watcher</text:span></text:p>
      <text:p text:style-name="Text_20_body"><text:span text:style-name="T6">Yoko</text:span><text:span text:style-name="T5"> yoko winces in pain</text:span></text:p>
      <text:p text:style-name="Text_20_body"><text:span text:style-name="T6">Yoko</text:span>: (aaaaaah)</text:p>
      <text:p text:style-name="Text_20_body"><text:span text:style-name="T6">Yoko</text:span>: (/me is not like PF2s</text:p>
      <text:p text:style-name="Text_20_body"><text:span text:style-name="T6">Yoko</text:span><text:span text:style-name="T5"> Yoko looks into Rabid's eyes</text:span></text:p>
      <text:p text:style-name="Text_20_body"><text:span text:style-name="T6">Yoko</text:span>: fakjfahf</text:p>
      <text:p text:style-name="Text_20_body"><text:span text:style-name="T6">Yoko</text:span>: I did it again</text:p>
      <text:p text:style-name="Text_20_body"><text:span text:style-name="T8">Rabid</text:span><text:span text:style-name="T7"> looks down into Yoko's eyes, grinning widely</text:span></text:p>
      <text:p text:style-name="Text_20_body"><text:span text:style-name="T6">Yoko</text:span><text:span text:style-name="T5"> bites her tongue</text:span></text:p>
      <text:p text:style-name="Text_20_body"><text:soft-page-break/><text:span text:style-name="T8">Rabid</text:span><text:span text:style-name="T7"> rubs Yoko's belly and gently sucks on her nearly pierced teat</text:span></text:p>
      <text:p text:style-name="Text_20_body"><text:span text:style-name="T8">Rabid</text:span>: I'm sorry Yoko. I misspoke. There were 4 more piercings. Now two.</text:p>
      <text:p text:style-name="Text_20_body"><text:span text:style-name="T8">Rabid</text:span><text:span text:style-name="T7"> traces the piercing gun around Yoko's muzzle</text:span></text:p>
      <text:p text:style-name="Text_20_body"><text:span text:style-name="T8">Rabid</text:span>: Now let me see that pretty tongue</text:p>
      <text:p text:style-name="Text_20_body"><text:span text:style-name="T2">Watcher</text:span><text:span text:style-name="T1"> her fangs drip of blood and saliva as she stares at Yoko, hitting Stormy's face. Her hoof penetrates him and thrusts harshly</text:span></text:p>
      <text:p text:style-name="Text_20_body"><text:span text:style-name="T4">Storm</text:span><text:span text:style-name="T3"> moans loudly, flailing and grabbing at Watcher's head</text:span></text:p>
      <text:p text:style-name="Text_20_body"><text:span text:style-name="T2">Watcher</text:span><text:span text:style-name="T1"> presses deeper inside you and bites into your wing</text:span></text:p>
      <text:p text:style-name="Text_20_body"><text:span text:style-name="T4">Storm</text:span>: O-O</text:p>
      <text:p text:style-name="Text_20_body"><text:span text:style-name="T4">Storm</text:span><text:span text:style-name="T3"> flails wildly, finding that to be too far</text:span></text:p>
      <text:p text:style-name="Text_20_body"><text:span text:style-name="T2">Watcher</text:span><text:span text:style-name="T1"> retracts her hoof from you and holds it up to your muzzle</text:span></text:p>
      <text:p text:style-name="Text_20_body"><text:span text:style-name="T4">Storm</text:span><text:span text:style-name="T3"> is aware of what she wants him to do with that but doesn't feel compelled to do so</text:span></text:p>
      <text:p text:style-name="Text_20_body"><text:span text:style-name="T2">Watcher</text:span>: Go on... Suck on it *she gives you a stern look, pulling on your tail with her other hoof* Or else I make you.</text:p>
      <text:p text:style-name="Text_20_body"><text:span text:style-name="T4">Storm</text:span><text:span text:style-name="T3"> inches closer to her hoof, but still not sucking on it</text:span></text:p>
      <text:p text:style-name="Text_20_body"><text:span text:style-name="T2">Watcher</text:span><text:span text:style-name="T1"> presses her hoof into your mouth and pulls on your tail harder</text:span></text:p>
      <text:p text:style-name="Text_20_body"><text:span text:style-name="T4">Storm</text:span><text:span text:style-name="T3"> winces, taking her hoof in his mouth</text:span></text:p>
      <text:p text:style-name="Text_20_body"><text:span text:style-name="T8">Rabid</text:span><text:span text:style-name="T7"> looks over at Watcher and Storm, his stallionhood pressing hard against his belly</text:span></text:p>
      <text:p text:style-name="Text_20_body"><text:span text:style-name="T6">Yoko</text:span><text:span text:style-name="T5"> wakes up</text:span></text:p>
      <text:p text:style-name="Text_20_body"><text:span text:style-name="T2">Watcher</text:span><text:span text:style-name="T1"> looks down at Stormy with a grin as he sucks, thrusting her hoof slowly</text:span></text:p>
      <text:p text:style-name="Text_20_body"><text:span text:style-name="T8">Rabid</text:span><text:span text:style-name="T7"> strokes Yoko's mane</text:span></text:p>
      <text:p text:style-name="Text_20_body"><text:span text:style-name="T8">Rabid</text:span>: Awww. Have a little nap? Don't worry. Its almost over. Now let me see your tongue.</text:p>
      <text:p text:style-name="Text_20_body"><text:span text:style-name="T4">Storm</text:span><text:span text:style-name="T3"> sucks on Watcher's hoof intently (as if he had a choice), his member still poking up at her</text:span></text:p>
      <text:p text:style-name="Text_20_body"><text:span text:style-name="T8">Rabid</text:span>: Hmmm not responding, huh? Fine. We'll skip the tongue.</text:p>
      <text:p text:style-name="Text_20_body"><text:span text:style-name="T2">Watcher</text:span><text:span text:style-name="T1"> chuckles, removing her hoof from Stormy's mouth and makes her way down his body. She pokes your stallionhood and smirks up at you</text:span></text:p>
      <text:p text:style-name="Text_20_body"><text:span text:style-name="T9">Newblood</text:span>: how can this be? i got bored of derpibooru D:</text:p>
      <text:p text:style-name="Text_20_body"><text:span text:style-name="T8">Rabid</text:span><text:span text:style-name="T7"> takes the stud out of the gun and loads a big square ring, holding Yoko's head with one hoof and piercing Yoko's nose right through the middle, giving her a bull-like ring</text:span></text:p>
      <text:p text:style-name="Text_20_body"><text:span text:style-name="T6">Yoko</text:span><text:span text:style-name="T5"> screams in pain</text:span></text:p>
      <text:p text:style-name="Text_20_body"><text:span text:style-name="T4">Storm</text:span><text:span text:style-name="T3"> lets out a soft moan as she pokes his member</text:span></text:p>
      <text:p text:style-name="Text_20_body"><text:span text:style-name="T6">Yoko</text:span>: I was still trying to wake up!</text:p>
      <text:p text:style-name="Text_20_body"><text:span text:style-name="T6">Yoko</text:span><text:span text:style-name="T5"> cries a little bit</text:span></text:p>
      <text:p text:style-name="Text_20_body"><text:span text:style-name="T8">Rabid</text:span><text:span text:style-name="T7"> strokes Yoko's mane and lowers her to the ground</text:span></text:p>
      <text:p text:style-name="Text_20_body"><text:span text:style-name="T2">Watcher</text:span><text:span text:style-name="T1"> gently pops Stormy's member into her mouth, her teeth squeeze against his head lightly</text:span></text:p>
      <text:p text:style-name="Text_20_body"><text:span text:style-name="T6">Yoko</text:span><text:span text:style-name="T5"> cries some more, relieved that it's finally over</text:span></text:p>
      <text:p text:style-name="Text_20_body"><text:span text:style-name="T8">Rabid</text:span><text:span text:style-name="T7"> strokes Yoko's mane some more</text:span></text:p>
      <text:p text:style-name="Text_20_body"><text:span text:style-name="T8">Rabid</text:span>: You did very well.</text:p>
      <text:p text:style-name="Text_20_body"><text:soft-page-break/><text:span text:style-name="T6">Yoko</text:span>: W-What are these... things?!</text:p>
      <text:p text:style-name="Text_20_body"><text:span text:style-name="T6">Yoko</text:span><text:span text:style-name="T5"> looks at the piercings</text:span></text:p>
      <text:p text:style-name="Text_20_body"><text:span text:style-name="T8">Rabid</text:span>: they're your adornments</text:p>
      <text:p text:style-name="Text_20_body"><text:span text:style-name="T4">Storm</text:span><text:span text:style-name="T3"> his member twitches in Watcher's mouth as he brings his hoof down and pets her on the head</text:span></text:p>
      <text:p text:style-name="Text_20_body"><text:span text:style-name="T6">Yoko</text:span>: Why do I want to play with them and tug on them??</text:p>
      <text:p text:style-name="Text_20_body"><text:span text:style-name="T6">Yoko</text:span><text:span text:style-name="T5"> trys to tug on one and she crys out in pain</text:span></text:p>
      <text:p text:style-name="Text_20_body"><text:span text:style-name="T8">Rabid</text:span>: Because you know its gonna hurt... and hurt soooooo good.</text:p>
      <text:p text:style-name="Text_20_body"><text:span text:style-name="T6">Yoko</text:span><text:span text:style-name="T5"> sweats a little bit</text:span></text:p>
      <text:p text:style-name="Text_20_body"><text:span text:style-name="T6">Yoko</text:span>: I-Is this my punishment?</text:p>
      <text:p text:style-name="Text_20_body"><text:span text:style-name="T8">Rabid</text:span><text:span text:style-name="T7"> kisses Yoko</text:span></text:p>
      <text:p text:style-name="Text_20_body"><text:span text:style-name="T2">Watcher</text:span><text:span text:style-name="T1"> she twists your stallionhood in her mouth, scraping it with a gentle bite and thrusts her mouth oh so slowly</text:span></text:p>
      <text:p text:style-name="Text_20_body"><text:span text:style-name="T8">Rabid</text:span>: Part of it. The chastity belt will keep you from cumming, and these piercings will let me push all your buttons</text:p>
      <text:p text:style-name="Text_20_body"><text:span text:style-name="T4">Storm</text:span><text:span text:style-name="T3"> groans in both arousal and impatience</text:span></text:p>
      <text:p text:style-name="Text_20_body"><text:span text:style-name="T6">Yoko</text:span><text:span text:style-name="T5"> cries a little bit</text:span></text:p>
      <text:p text:style-name="Text_20_body"><text:span text:style-name="T6">Yoko</text:span>: I guess if this is what I have to do to redeem myself</text:p>
      <text:p text:style-name="Text_20_body"><text:span text:style-name="T6">Yoko</text:span><text:span text:style-name="T5"> sighs</text:span></text:p>
      <text:p text:style-name="Text_20_body"><text:span text:style-name="T2">Watcher</text:span><text:span text:style-name="T1"> buries her head onto your member, making it hit the back of her throat and gags</text:span></text:p>
      <text:p text:style-name="Text_20_body"><text:span text:style-name="T8">Rabid</text:span><text:span text:style-name="T7"> unties Yoko's leash from her tail and holds it in his hoof as he lies down in front of her, his stallionhood pointing skyward</text:span></text:p>
      <text:p text:style-name="Text_20_body"><text:span text:style-name="T4">Storm</text:span>: *his member twitches, sending a spurt of pre down Watcher's throat*</text:p>
      <text:p text:style-name="Text_20_body"><text:span text:style-name="T9">Newblood</text:span> joined the chat </text:p>
      <text:p text:style-name="Text_20_body"><text:span text:style-name="T4">Storm</text:span><text:span text:style-name="T3"> he groans loudly at her sudden taking of his member</text:span></text:p>
      <text:p text:style-name="Text_20_body"><text:span text:style-name="T6">Yoko</text:span><text:span text:style-name="T5"> moans</text:span></text:p>
      <text:p text:style-name="Text_20_body"><text:span text:style-name="T9">Newblood</text:span> joined the chat </text:p>
      <text:p text:style-name="Text_20_body"><text:span text:style-name="T6">Yoko</text:span>: Why do I feel like a whore now? I thought you were trying to help me!</text:p>
      <text:p text:style-name="Text_20_body"><text:span text:style-name="T8">Rabid</text:span>: What are you waiting for, whore?</text:p>
      <text:p text:style-name="Text_20_body"><text:span text:style-name="T8">Rabid</text:span><text:span text:style-name="T7"> points to his stallionhood and tugs the leash</text:span></text:p>
      <text:p text:style-name="Text_20_body"><text:span text:style-name="T6">Yoko</text:span><text:span text:style-name="T5"> cries a little and sniffs</text:span></text:p>
      <text:p text:style-name="Text_20_body"><text:span text:style-name="T8">Rabid</text:span><text:span text:style-name="T7"> 's stallionhood leaks a bit of pre</text:span></text:p>
      <text:p text:style-name="Text_20_body"><text:span text:style-name="T6">Yoko</text:span>: Is this a test?</text:p>
      <text:p text:style-name="Text_20_body"><text:span text:style-name="T2">Watcher</text:span><text:span text:style-name="T1"> coughs on Stormy's member, sucking harshly on it, her tongue licks around the head and gets the pre</text:span></text:p>
      <text:p text:style-name="Text_20_body"><text:span text:style-name="T6">Yoko</text:span>: I don't feel like sucking right now</text:p>
      <text:p text:style-name="Text_20_body"><text:span text:style-name="T6">Yoko</text:span><text:span text:style-name="T5"> looks sad</text:span></text:p>
      <text:p text:style-name="Text_20_body"><text:span text:style-name="T8">Rabid</text:span><text:span text:style-name="T7"> pulls the leash so Yoko's face is inches from his stallionhood</text:span></text:p>
      <text:p text:style-name="Text_20_body"><text:span text:style-name="T6">Yoko</text:span>: Okay Okay!</text:p>
      <text:p text:style-name="Text_20_body"><text:soft-page-break/><text:span text:style-name="T6">Yoko</text:span>: I'll do it</text:p>
      <text:p text:style-name="Text_20_body"><text:span text:style-name="T6">Yoko</text:span><text:span text:style-name="T5"> starts to suck on Rabid's stallionhood</text:span></text:p>
      <text:p text:style-name="Text_20_body"><text:span text:style-name="T8">Rabid</text:span><text:span text:style-name="T7"> moans and rubs a hoof on your face</text:span></text:p>
      <text:p text:style-name="Text_20_body"><text:span text:style-name="T6">Yoko</text:span><text:span text:style-name="T5"> tries to pick up her speed,but she doesn't feel 'inspired'</text:span></text:p>
      <text:p text:style-name="Text_20_body"><text:span text:style-name="T8">Rabid</text:span><text:span text:style-name="T7"> pulls on Yoko's nose ring, pulling her deeper</text:span></text:p>
      <text:p text:style-name="Text_20_body"><text:span text:style-name="T8">Rabid</text:span>: Mmm I think I need a chain for this</text:p>
      <text:p text:style-name="Text_20_body"><text:span text:style-name="T8">Rabid</text:span><text:span text:style-name="T7"> hols Yoko by the leash and starts thrusting into her muzzle, fucking it</text:span></text:p>
      <text:p text:style-name="Text_20_body"><text:span text:style-name="T6">Yoko</text:span><text:span text:style-name="T5"> cries a little bit</text:span></text:p>
      <text:p text:style-name="Text_20_body"><text:span text:style-name="T6">Yoko</text:span><text:span text:style-name="T5"> moans a little bit and reaches for her chasity belt</text:span></text:p>
      <text:p text:style-name="Text_20_body"><text:span text:style-name="T8">Rabid</text:span><text:span text:style-name="T7"> chuckles as Yoko's hoof finds nothing but smooth iron and continues thrusting into Yoko's muzzle</text:span></text:p>
      <text:p text:style-name="Text_20_body"><text:span text:style-name="T6">Yoko</text:span><text:span text:style-name="T5"> cries and makeup rolls down her face</text:span></text:p>
      <text:p text:style-name="Text_20_body"><text:span text:style-name="T8">Rabid</text:span><text:span text:style-name="T7"> thrusts faster as his stallionhood starts to flare</text:span></text:p>
      <text:p text:style-name="Text_20_body"><text:span text:style-name="T6">Yoko</text:span><text:span text:style-name="T5"> is trying to feel better about this but she just keeps crying</text:span></text:p>
      <text:p text:style-name="Text_20_body"><text:span text:style-name="T4">Storm</text:span><text:span text:style-name="T3"> groans loudly as Watcher sucks on his member, bucking his hips in tandem</text:span></text:p>
      <text:p text:style-name="Text_20_body"><text:span text:style-name="T8">Rabid</text:span><text:span text:style-name="T7"> pulls his stallionhood out and shoots a big load all over Yoko's face, lines of cum streaking down her face through her makeup</text:span></text:p>
      <text:p text:style-name="Text_20_body"><text:span text:style-name="T8">Rabid</text:span><text:span text:style-name="T7"> gets up and walks Yoko over to a mirror</text:span></text:p>
      <text:p text:style-name="Text_20_body"><text:span text:style-name="T2">Watcher</text:span><text:span text:style-name="T1"> her the gently grab onto Stormy's trusting member bring a hoof and lightly tapping your balls</text:span></text:p>
      <text:p text:style-name="Text_20_body"><text:span text:style-name="T6">Yoko</text:span><text:span text:style-name="T5"> stares into the mirror</text:span></text:p>
      <text:p text:style-name="Text_20_body"><text:span text:style-name="T8">Rabid</text:span>: What do you see?</text:p>
      <text:p text:style-name="Text_20_body"><text:span text:style-name="T6">Yoko</text:span>: I see a crying mare</text:p>
      <text:p text:style-name="Text_20_body"><text:span text:style-name="T4">Storm</text:span>: (the cult of personality!)</text:p>
      <text:p text:style-name="Text_20_body"><text:span text:style-name="T8">Rabid</text:span>: What do you see!?</text:p>
      <text:p text:style-name="Text_20_body"><text:span text:style-name="T6">Yoko</text:span>: A filthy whore!</text:p>
      <text:p text:style-name="Text_20_body"><text:span text:style-name="T6">Yoko</text:span><text:span text:style-name="T5"> breaks down and cries</text:span></text:p>
      <text:p text:style-name="Text_20_body"><text:span text:style-name="T8">Rabid</text:span>: That's right.</text:p>
      <text:p text:style-name="Text_20_body"><text:span text:style-name="T6">Yoko</text:span>: I never wanted to be like this!</text:p>
      <text:p text:style-name="Text_20_body"><text:span text:style-name="T2">Watcher</text:span>: (Shit... Kinky stuff ;-; )</text:p>
      <text:p text:style-name="Text_20_body"><text:span text:style-name="T6">Yoko</text:span>: I didn't know I had a problem!</text:p>
      <text:p text:style-name="Text_20_body"><text:span text:style-name="T6">Yoko</text:span><text:span text:style-name="T5"> cries some more</text:span></text:p>
      <text:p text:style-name="Text_20_body"><text:span text:style-name="T8">Rabid</text:span>: But you are like this. You can either be my pet, safe, loved, and protected, or my filthy whorse, caked in makeup and cum, stallions paying to use your body. How much will I charge? 50 bits? 20? 5?</text:p>
      <text:p text:style-name="Text_20_body"><text:span text:style-name="T6">Yoko</text:span>: I'm so sorry!</text:p>
      <text:p text:style-name="Text_20_body"><text:span text:style-name="T6">Yoko</text:span>: I'll be your pet.. I don't want to be a whore!</text:p>
      <text:p text:style-name="Text_20_body"><text:span text:style-name="T8">Rabid</text:span><text:span text:style-name="T7"> pulls your leash so you're no longer facing the mirror and kisses you deeply</text:span></text:p>
      <text:p text:style-name="Text_20_body"><text:soft-page-break/><text:span text:style-name="T8">Rabid</text:span>: Good. Now lets go get you washed up.</text:p>
      <text:p text:style-name="Text_20_body"><text:span text:style-name="T6">Yoko</text:span>: O-Okay</text:p>
      <text:p text:style-name="Text_20_body"><text:span text:style-name="T8">Rabid</text:span><text:span text:style-name="T7"> walks Yoko to the bathroom and gently and lovingly washes the cum and makeup from her face, taking out the studs from her ears, leaving the hoops and the other piercings</text:span></text:p>
      <text:p text:style-name="Text_20_body"><text:span text:style-name="T4">Storm</text:span>: (Damn...)</text:p>
      <text:p text:style-name="Text_20_body"><text:span text:style-name="T6">Yoko</text:span><text:span text:style-name="T5"> smiles and hugs Rabid</text:span></text:p>
      <text:p text:style-name="Text_20_body"><text:span text:style-name="T8">Rabid</text:span><text:span text:style-name="T7"> smiles and hugs Yoko tight</text:span></text:p>
      <text:p text:style-name="Text_20_body"><text:span text:style-name="T4">Storm</text:span><text:span text:style-name="T3"> lifts Watcher off his member, smiling down at her</text:span></text:p>
      <text:p text:style-name="Text_20_body"><text:span text:style-name="T6">Yoko</text:span>: I-I never knew...</text:p>
      <text:p text:style-name="Text_20_body"><text:span text:style-name="T2">Watcher</text:span><text:span text:style-name="T1"> smirks at Stormy "Are your ready?"</text:span></text:p>
      <text:p text:style-name="Text_20_body"><text:span text:style-name="T6">Yoko</text:span>: I just thought I was just 'active'</text:p>
      <text:p text:style-name="Text_20_body"><text:span text:style-name="T6">Yoko</text:span><text:span text:style-name="T5"> starts to cry again</text:span></text:p>
      <text:p text:style-name="Text_20_body"><text:span text:style-name="T4">Storm</text:span><text:span text:style-name="T3"> nods, smirking back at her</text:span></text:p>
      <text:p text:style-name="Text_20_body"><text:span text:style-name="T2">Watcher</text:span><text:span text:style-name="T1"> she lines herself up on Stormy, forcefully shoving her marehood down on your stallionhood*</text:span></text:p>
      <text:p text:style-name="Text_20_body"><text:span text:style-name="T8">Rabid</text:span><text:span text:style-name="T7"> hugs Yoko</text:span></text:p>
      <text:p text:style-name="Text_20_body"><text:span text:style-name="T8">Rabid</text:span>: Shh. shh. No need to cry now.</text:p>
      <text:p text:style-name="Text_20_body"><text:span text:style-name="T4">Storm</text:span><text:span text:style-name="T3"> lets out a sudden gasp before grabbing Watcher's flanks with his hooves and bucking his hips in tandem with her</text:span></text:p>
      <text:p text:style-name="Text_20_body"><text:span text:style-name="T6">Yoko</text:span>: okay</text:p>
      <text:p text:style-name="Text_20_body"><text:span text:style-name="T6">Yoko</text:span>: :(</text:p>
      <text:p text:style-name="Text_20_body"><text:span text:style-name="T2">Watcher</text:span><text:span text:style-name="T1"> groans as she pushes herself deep and throws her head back with her fangs flaring again. She tries to ride you as fast as she can go at the moment, enjoying the pain</text:span></text:p>
      <text:p text:style-name="Text_20_body"><text:span text:style-name="T6">Yoko</text:span>: I was j-just scared a-and it hurt and and...</text:p>
      <text:p text:style-name="Text_20_body"><text:span text:style-name="T6">Yoko</text:span><text:span text:style-name="T5"> sniffs and slumps to the ground</text:span></text:p>
      <text:p text:style-name="Text_20_body"><text:span text:style-name="T8">Rabid</text:span><text:span text:style-name="T7"> takes off Yoko's chastity belt and tosses it aside before snuggling her</text:span></text:p>
      <text:p text:style-name="Text_20_body"><text:span text:style-name="T6">Yoko</text:span><text:span text:style-name="T5"> feels excited again and snuggles Rabid</text:span></text:p>
      <text:p text:style-name="Text_20_body"><text:span text:style-name="T6">Yoko</text:span>: Oh,Rabid, You know you are the only somepony for me!</text:p>
      <text:p text:style-name="Text_20_body"><text:span text:style-name="T6">Yoko</text:span><text:span text:style-name="T5"> hugs Rabid tight</text:span></text:p>
      <text:p text:style-name="Text_20_body"><text:span text:style-name="T8">Rabid</text:span><text:span text:style-name="T7"> hugs Yoko tight</text:span></text:p>
      <text:p text:style-name="Text_20_body"><text:span text:style-name="T8">Rabid</text:span>: I love you, Yoko.</text:p>
      <text:p text:style-name="Text_20_body"><text:span text:style-name="T6">Yoko</text:span>: I love you too, Rabid!</text:p>
      <text:p text:style-name="Text_20_body"><text:span text:style-name="T4">Storm</text:span><text:span text:style-name="T3"> bucks harder into Watcher, pulling her down close and hugging her as he does so, leaving his neck to her again</text:span></text:p>
      <text:p text:style-name="Text_20_body"><text:span text:style-name="T2">Watcher</text:span><text:span text:style-name="T1"> bends down and forcefully sinks her fangs into your wound and sucks again, her marehood grows tight from pleasure of your blood</text:span></text:p>
      <text:p text:style-name="Text_20_body"><text:span text:style-name="T4">Storm</text:span><text:span text:style-name="T3"> groans loudly as he continues thrusting into her, rubbing her flanks and giving them occasional slaps</text:span></text:p>
      <text:p text:style-name="Text_20_body"><text:span text:style-name="T2">Watcher</text:span><text:span text:style-name="T1"> she groans upon the slaps, sinking her teeth deeper. "Harder! I want it to hurt!", she </text:span><text:soft-page-break/><text:span text:style-name="T1">mumbles out as she laps up your blood</text:span></text:p>
      <text:p text:style-name="Text_20_body"><text:span text:style-name="T4">Storm</text:span><text:span text:style-name="T3"> obliges, slapping much harder</text:span></text:p>
      <text:p text:style-name="Text_20_body"><text:span text:style-name="T6">Yoko</text:span><text:span text:style-name="T5"> stares at Rabid</text:span></text:p>
      <text:p text:style-name="Text_20_body"><text:span text:style-name="T6">Yoko</text:span>: Are you still there?</text:p>
      <text:p text:style-name="Text_20_body"><text:span text:style-name="T8">Rabid</text:span><text:span text:style-name="T7"> looks at Yoko</text:span></text:p>
      <text:p text:style-name="Text_20_body"><text:span text:style-name="T8">Rabid</text:span>: I'm here.</text:p>
      <text:p text:style-name="Text_20_body"><text:span text:style-name="T6">Yoko</text:span>: Oh.</text:p>
      <text:p text:style-name="Text_20_body"><text:span text:style-name="T6">Yoko</text:span>: I have another headache again</text:p>
      <text:p text:style-name="Text_20_body"><text:span text:style-name="T8">Rabid</text:span><text:span text:style-name="T7"> kisses Yoko and rubs her marehood</text:span></text:p>
      <text:p text:style-name="Text_20_body"><text:span text:style-name="T2">Watcher</text:span><text:span text:style-name="T1"> she winces out in painful pleasure, lapping up your blood. Her marehood can no longer take it and releases a violent climax</text:span></text:p>
      <text:p text:style-name="Text_20_body"><text:span text:style-name="T6">Yoko</text:span><text:span text:style-name="T5"> moans a little bit</text:span></text:p>
      <text:p text:style-name="Text_20_body"><text:span text:style-name="T4">Storm</text:span><text:span text:style-name="T3"> Watcher's climax sends him over the edge. He thrusts several more times before climaxing, sending spurts of his seed into her</text:span></text:p>
      <text:p text:style-name="Text_20_body"><text:span text:style-name="T6">Yoko</text:span>: So this is my reward for being loyal to you...</text:p>
      <text:p text:style-name="Text_20_body"><text:span text:style-name="T4">Storm</text:span><text:span text:style-name="T3"> relaxes his hips, his member sliding out of Watcher, spurting more strands of seed onto her flanks and back</text:span></text:p>
      <text:p text:style-name="Text_20_body"><text:span text:style-name="T2">Watcher</text:span><text:span text:style-name="T1"> falls down onto Stormy, panting loudly "Good little stallion... Good." quietly moans, her marehood drips with your seed</text:span></text:p>
      <text:p text:style-name="Text_20_body"><text:span text:style-name="T8">Rabid</text:span><text:span text:style-name="T7"> pushes his hoof into Yoko's marehood</text:span></text:p>
      <text:p text:style-name="Text_20_body"><text:span text:style-name="T4">Storm</text:span><text:span text:style-name="T3"> wraps his hooves around Watcher as she lies on him, stroking her mane lovingly</text:span></text:p>
      <text:p text:style-name="Text_20_body"><text:span text:style-name="T8">Rabid</text:span>: Loyalty is GREATLY rewarded</text:p>
      <text:p text:style-name="Text_20_body"><text:span text:style-name="T2">Watcher</text:span><text:span text:style-name="T1"> sighs loudly, her fangs twinkling in the light and starts to purr</text:span></text:p>
      <text:p text:style-name="Text_20_body"><text:span text:style-name="T6">Yoko</text:span><text:span text:style-name="T5"> moans some more and cries tears of joy</text:span></text:p>
      <text:p text:style-name="Text_20_body"><text:span text:style-name="T8">Rabid</text:span><text:span text:style-name="T7"> presses his muzzle hard into Yoko's as his hoof drives deeper</text:span></text:p>
      <text:p text:style-name="Text_20_body"><text:span text:style-name="T4">Storm</text:span><text:span text:style-name="T3"> purrs back</text:span></text:p>
      <text:p text:style-name="Text_20_body"><text:span text:style-name="T6">Yoko</text:span><text:span text:style-name="T5"> sniffs and moans louder as her marehood drips</text:span></text:p>
      <text:p text:style-name="Text_20_body"><text:span text:style-name="T6">Yoko</text:span>: That feels so goooood!</text:p>
      <text:p text:style-name="Text_20_body"><text:span text:style-name="T6">Yoko</text:span><text:span text:style-name="T5"> drools a little bit</text:span></text:p>
      <text:p text:style-name="Text_20_body"><text:span text:style-name="T8">Rabid</text:span><text:span text:style-name="T7"> grinds his hoof around inside of Yoko as his other hood gently tugs on her pierced teat</text:span></text:p>
      <text:p text:style-name="Text_20_body"><text:span text:style-name="T2">Watcher</text:span>: You were great Storm.. *she kisses you lightly*</text:p>
      <text:p text:style-name="Text_20_body"><text:span text:style-name="T6">Yoko</text:span><text:span text:style-name="T5"> screams a little bit and moans into Rabid's ear</text:span></text:p>
      <text:p text:style-name="Text_20_body"><text:span text:style-name="T6">Yoko</text:span>: It does hurt good</text:p>
      <text:p text:style-name="Text_20_body"><text:span text:style-name="T8">Rabid</text:span><text:span text:style-name="T7"> whispers in Yoko's ear</text:span></text:p>
      <text:p text:style-name="Text_20_body"><text:span text:style-name="T8">Rabid</text:span>: fuck yourself on my hoof</text:p>
      <text:p text:style-name="Text_20_body"><text:span text:style-name="T6">Yoko</text:span><text:span text:style-name="T5"> nods and grinds on the hoof</text:span></text:p>
      <text:p text:style-name="Text_20_body"><text:span text:style-name="T8">Rabid</text:span><text:span text:style-name="T7"> kisses Yoko as she grinds</text:span></text:p>
      <text:p text:style-name="Text_20_body"><text:span text:style-name="T6">Yoko</text:span><text:span text:style-name="T5"> kisses back Rabid with passion and plays with his mane</text:span></text:p>
      <text:p text:style-name="Text_20_body"><text:soft-page-break/><text:span text:style-name="T8">Rabid</text:span><text:span text:style-name="T7"> giggles into Yoko's mouth and strokes her mane</text:span></text:p>
      <text:p text:style-name="Text_20_body"><text:span text:style-name="T6">Yoko</text:span><text:span text:style-name="T5"> thrusts her body into Rabid's hoof and bites her lips as this is a little bit more rough than she's used to</text:span></text:p>
      <text:p text:style-name="Text_20_body"><text:span text:style-name="T8">Rabid</text:span><text:span text:style-name="T7"> sucks on Yoko's pierced teats, moaning</text:span></text:p>
      <text:p text:style-name="Text_20_body"><text:span text:style-name="T6">Yoko</text:span><text:span text:style-name="T5"> giggles and slaps Rabid's flank</text:span></text:p>
      <text:p text:style-name="Text_20_body"><text:span text:style-name="T8">Rabid</text:span><text:span text:style-name="T7"> indulges Yoko and playfully sways his flank</text:span></text:p>
      <text:p text:style-name="Text_20_body"><text:span text:style-name="T6">Yoko</text:span>: "You really like my new piercings,don't you"</text:p>
      <text:p text:style-name="Text_20_body"><text:span text:style-name="T8">Rabid</text:span><text:span text:style-name="T7"> moans around the piercing in the affirmative</text:span></text:p>
      <text:p text:style-name="Text_20_body"><text:span text:style-name="T2">Watcher</text:span> joined the chat 13 seconds ago</text:p>
      <text:p text:style-name="Text_20_body"><text:span text:style-name="T6">Yoko</text:span><text:span text:style-name="T5"> slaps Rabid's flank hard and nibbles on his ears</text:span></text:p>
      <text:p text:style-name="Text_20_body"><text:span text:style-name="T8">Rabid</text:span>: mmm. showing your dominant side?</text:p>
      <text:p text:style-name="Text_20_body"><text:span text:style-name="T6">Yoko</text:span><text:span text:style-name="T5"> nods her head and bites down on Rabid's ear hard</text:span></text:p>
      <text:p text:style-name="Text_20_body"><text:span text:style-name="T8">Rabid</text:span><text:span text:style-name="T7"> moans and jiggles his hoof inside of Yoko</text:span></text:p>
      <text:p text:style-name="Text_20_body"><text:span text:style-name="T8">Rabid</text:span>: mmm well give me all you've got</text:p>
      <text:p text:style-name="Text_20_body"><text:span text:style-name="T6">Yoko</text:span><text:span text:style-name="T5"> moans and thrust her body hard and fast into Rabid's hoof</text:span></text:p>
      <text:p text:style-name="Text_20_body"><text:span text:style-name="T6">Yoko</text:span><text:span text:style-name="T5"> she remains on Rabid's ear but bites on it harder</text:span></text:p>
      <text:p text:style-name="Text_20_body"><text:span text:style-name="T8">Rabid</text:span><text:span text:style-name="T7"> continues sucking hard on Yoko's teat as blood begins trickling from his ear</text:span></text:p>
      <text:p text:style-name="Text_20_body"><text:span text:style-name="T2">Watcher</text:span><text:span text:style-name="T1"> sniffs the air and looks at Rabid's bleeding ear</text:span></text:p>
      <text:p text:style-name="Text_20_body"><text:span text:style-name="T6">Yoko</text:span><text:span text:style-name="T5"> bites on Rabid's other ear and moans</text:span></text:p>
      <text:p text:style-name="Text_20_body"><text:span text:style-name="T8">Rabid</text:span><text:span text:style-name="T7"> moans, lightly pulling at Yoko's piercing with his teeth</text:span></text:p>
      <text:p text:style-name="Text_20_body"><text:span text:style-name="T2">Watcher</text:span><text:span text:style-name="T1"> smacks her lips and looks at Rabid's blood</text:span></text:p>
      <text:p text:style-name="Text_20_body"><text:span text:style-name="T8">Rabid</text:span><text:span text:style-name="T7"> holds his hoof to his ear is blood continues trickling out</text:span></text:p>
      <text:p text:style-name="Text_20_body"><text:span text:style-name="T6">Yoko</text:span><text:span text:style-name="T5"> Yoko bites down hard on the other ear and trembles a little bit</text:span></text:p>
      <text:p text:style-name="Text_20_body"><text:span text:style-name="T2">Watcher</text:span><text:span text:style-name="T1"> licks up the blood that has dripped onto the floor</text:span></text:p>
      <text:p text:style-name="Text_20_body"><text:span text:style-name="T8">Rabid</text:span><text:span text:style-name="T7"> thrusts his hoof around in Yoko</text:span></text:p>
      <text:p text:style-name="Text_20_body"><text:span text:style-name="T6">Yoko</text:span><text:span text:style-name="T5"> puts her hoofs on Rabid's shoulders and squeezes on them</text:span></text:p>
      <text:p text:style-name="Text_20_body"><text:span text:style-name="T8">Rabid</text:span>: mmm what'cha doin?</text:p>
      <text:p text:style-name="Text_20_body"><text:span text:style-name="T6">Yoko</text:span>: I'm... going to...</text:p>
      <text:p text:style-name="Text_20_body"><text:span text:style-name="T6">Yoko</text:span><text:span text:style-name="T5"> pants</text:span></text:p>
      <text:p text:style-name="Text_20_body"><text:span text:style-name="T8">Rabid</text:span><text:span text:style-name="T7"> bites down on Yoko's teat</text:span></text:p>
      <text:p text:style-name="Text_20_body"><text:span text:style-name="T2">Watcher</text:span><text:span text:style-name="T1"> lays underneath Rabid, lapping up blood</text:span></text:p>
      <text:p text:style-name="Text_20_body"><text:span text:style-name="T6">Yoko</text:span><text:span text:style-name="T5"> moans and climaxes;drooling over Rabid's mane</text:span></text:p>
      <text:p text:style-name="Text_20_body"><text:span text:style-name="T4">Storm</text:span><text:span text:style-name="T3"> lies against the wall</text:span></text:p>
      <text:p text:style-name="Text_20_body"><text:span text:style-name="T8">Rabid</text:span><text:span text:style-name="T7"> slowly pulls his hoof from Yoko's marehood and licks it</text:span></text:p>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0M52S</meta:editing-duration>
    <meta:editing-cycles>7</meta:editing-cycles>
    <meta:generator>OpenOffice.org/3.4.1$Win32 OpenOffice.org_project/341m1$Build-9593</meta:generator>
    <dc:date>2013-09-03T04:30:21.41</dc:date>
    <meta:document-statistic meta:table-count="0" meta:image-count="0" meta:object-count="0" meta:page-count="13" meta:paragraph-count="447" meta:word-count="3842" meta:character-count="20994"/>
    <meta:user-defined meta:name="Info 1"/>
    <meta:user-defined meta:name="Info 2"/>
    <meta:user-defined meta:name="Info 3"/>
    <meta:user-defined meta:name="Info 4"/>
  </office:meta>
</office:document-meta>
</file>